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end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T11" style:parent-style-name="Fuentedepárrafopredeter." style:family="text">
      <style:text-properties style:font-name="Arial"/>
    </style:style>
    <style:style style:name="T12" style:parent-style-name="Fuentedepárrafopredeter." style:family="text">
      <style:text-properties style:font-name="Arial" fo:font-size="11pt" style:font-size-asian="11pt" style:font-size-complex="11pt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TableColumn59" style:family="table-column">
      <style:table-column-properties style:column-width="2.2305in" style:use-optimal-column-width="false"/>
    </style:style>
    <style:style style:name="TableColumn60" style:family="table-column">
      <style:table-column-properties style:column-width="2.2312in" style:use-optimal-column-width="false"/>
    </style:style>
    <style:style style:name="TableColumn61" style:family="table-column">
      <style:table-column-properties style:column-width="2.2312in" style:use-optimal-column-width="false"/>
    </style:style>
    <style:style style:name="Table58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rial" fo:font-size="14pt" style:font-size-asian="14pt" style:font-size-complex="14pt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Arial" fo:font-size="16pt" style:font-size-asian="16pt" style:font-size-complex="16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fo:font-size="16pt" style:font-size-asian="16pt" style:font-size-complex="16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size="16pt" style:font-size-asian="16pt" style:font-size-complex="16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fo:font-size="16pt" style:font-size-asian="16pt" style:font-size-complex="16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fo:font-size="16pt" style:font-size-asian="16pt" style:font-size-complex="16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fo:font-size="16pt" style:font-size-asian="16pt" style:font-size-complex="16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 fo:font-size="16pt" style:font-size-asian="16pt" style:font-size-complex="16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font-size="16pt" style:font-size-asian="16pt" style:font-size-complex="16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fo:font-size="16pt" style:font-size-asian="16pt" style:font-size-complex="16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Arial" fo:font-size="16pt" style:font-size-asian="16pt" style:font-size-complex="16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 fo:font-size="16pt" style:font-size-asian="16pt" style:font-size-complex="16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size="16pt" style:font-size-asian="16pt" style:font-size-complex="16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6pt" style:font-size-asian="16pt" style:font-size-complex="16pt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1" style:parent-style-name="Standard" style:list-style-name="LFO1" style:family="paragraph"/>
    <style:style style:name="T102" style:parent-style-name="Fuentedepárrafopredeter." style:family="text">
      <style:text-properties style:font-name="Arial"/>
    </style:style>
    <style:style style:name="T103" style:parent-style-name="Fuentedepárrafopredeter." style:family="text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list-style-name="LFO1" style:family="paragraph"/>
    <style:style style:name="T106" style:parent-style-name="Fuentedepárrafopredeter." style:family="text">
      <style:text-properties style:font-name="Arial"/>
    </style:style>
    <style:style style:name="P107" style:parent-style-name="Normal" style:family="paragraph">
      <style:text-properties style:font-name="Arial"/>
    </style:style>
    <style:style style:name="P108" style:parent-style-name="Standard" style:list-style-name="LFO1" style:family="paragraph"/>
    <style:style style:name="T109" style:parent-style-name="Fuentedepárrafopredeter." style:family="text">
      <style:text-properties style:font-name="Arial"/>
    </style:style>
    <style:style style:name="T110" style:parent-style-name="Fuentedepárrafopredeter." style:family="text">
      <style:text-properties style:font-name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center"/>
    </style:style>
    <style:style style:name="T125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T130" style:parent-style-name="Fuentedepárrafopredeter." style:family="text">
      <style:text-properties style:font-name="Arial"/>
    </style:style>
    <style:style style:name="T131" style:parent-style-name="Fuentedepárrafopredeter." style:family="text">
      <style:text-properties style:font-name="Arial"/>
    </style:style>
    <style:style style:name="P132" style:parent-style-name="Standard" style:family="paragraph">
      <style:text-properties style:font-name="Arial"/>
    </style:style>
    <style:style style:name="T133" style:parent-style-name="Fuentedepárrafopredeter." style:family="text">
      <style:text-properties style:font-name="Arial"/>
    </style:style>
    <style:style style:name="T134" style:parent-style-name="Fuentedepárrafopredeter." style:family="text">
      <style:text-properties style:font-name="Arial"/>
    </style:style>
    <style:style style:name="T135" style:parent-style-name="Fuentedepárrafopredeter." style:family="text">
      <style:text-properties style:font-name="Arial"/>
    </style:style>
    <style:style style:name="P136" style:parent-style-name="Standard" style:family="paragraph">
      <style:text-properties style:font-name="Arial" style:font-name-complex="Arial"/>
    </style:style>
    <style:style style:name="T137" style:parent-style-name="Fuentedepárrafopredeter." style:family="text">
      <style:text-properties style:font-name="Arial" style:font-name-complex="Arial"/>
    </style:style>
    <style:style style:name="T138" style:parent-style-name="Fuentedepárrafopredeter." style:family="text">
      <style:text-properties style:font-name="Arial" style:font-name-complex="Arial"/>
    </style:style>
  </office:automatic-styles>
  <office:body>
    <office:text text:use-soft-page-breaks="true">
      <text:p text:style-name="P1"/>
      <text:p text:style-name="P4">Montevideo, 6th June<text:s/>2023</text:p>
      <text:p text:style-name="P5"/>
      <text:p text:style-name="P6">index:</text:p>
      <text:p text:style-name="P7"/>
      <text:p text:style-name="P8"/>
      <text:p text:style-name="P9">1. index</text:p>
      <text:p text:style-name="P10"/>
      <text:p text:style-name="Standard"><text:span text:style-name="T11">2. Identify and roles of the members of the group,</text:span><text:span text:style-name="T12">reasons for the conformation of the group</text:span></text:p>
      <text:p text:style-name="P13"/>
      <text:p text:style-name="P14">3. Company mision and<text:s/>vision,Objectives, requirements, success criteria and limitations</text:p>
      <text:p text:style-name="P15"/>
      <text:p text:style-name="P16">4. Considerations regarding the design of the system when developing the system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First Hand-in</text:p>
      <text:p text:style-name="P52">3°BF EMT</text:p>
      <text:p text:style-name="P53"/>
      <text:p text:style-name="P54"/>
      <text:p text:style-name="P55"/>
      <text:p text:style-name="P56">Identify and roles of the members of the group: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Rol</text:p>
          </table:table-cell>
          <table:table-cell table:style-name="TableCell65">
            <text:p text:style-name="P66">Name</text:p>
          </table:table-cell>
          <table:table-cell table:style-name="TableCell67">
            <text:p text:style-name="P68">Surname</text:p>
          </table:table-cell>
        </table:table-row>
        <table:table-row table:style-name="TableRow69">
          <table:table-cell table:style-name="TableCell70">
            <text:p text:style-name="P71">Coordinator</text:p>
          </table:table-cell>
          <table:table-cell table:style-name="TableCell72">
            <text:p text:style-name="P73">Sergio</text:p>
          </table:table-cell>
          <table:table-cell table:style-name="TableCell74">
            <text:p text:style-name="P75">Vasconcellos</text:p>
          </table:table-cell>
        </table:table-row>
        <table:table-row table:style-name="TableRow76">
          <table:table-cell table:style-name="TableCell77">
            <text:p text:style-name="P78">Sub-coordinator</text:p>
          </table:table-cell>
          <table:table-cell table:style-name="TableCell79">
            <text:p text:style-name="P80">Juan</text:p>
          </table:table-cell>
          <table:table-cell table:style-name="TableCell81">
            <text:p text:style-name="P82">Camacho</text:p>
          </table:table-cell>
        </table:table-row>
        <table:table-row table:style-name="TableRow83">
          <table:table-cell table:style-name="TableCell84">
            <text:p text:style-name="P85">Member 1</text:p>
          </table:table-cell>
          <table:table-cell table:style-name="TableCell86">
            <text:p text:style-name="P87">Agustín</text:p>
          </table:table-cell>
          <table:table-cell table:style-name="TableCell88">
            <text:p text:style-name="P89">Budes</text:p>
          </table:table-cell>
        </table:table-row>
        <table:table-row table:style-name="TableRow90">
          <table:table-cell table:style-name="TableCell91">
            <text:p text:style-name="P92">Member 2</text:p>
          </table:table-cell>
          <table:table-cell table:style-name="TableCell93">
            <text:p text:style-name="P94">Kevin</text:p>
          </table:table-cell>
          <table:table-cell table:style-name="TableCell95">
            <text:p text:style-name="P96">Libindo</text:p>
          </table:table-cell>
        </table:table-row>
      </table:table>
      <text:p text:style-name="P97"/>
      <text:p text:style-name="P98"/>
      <text:p text:style-name="P99">Reasons for the conformation of the group:</text:p>
      <text:p text:style-name="P100"/>
      <text:list text:style-name="LFO1" text:continue-numbering="true">
        <text:list-item>
          <text:p text:style-name="P101"><text:span text:style-name="T102">Vasconcellos is the leader considering his home and space of work is the most<text:s/></text:span><text:span text:style-name="T103">nearby as the institute.</text:span></text:p>
        </text:list-item>
      </text:list>
      <text:p text:style-name="P104"/>
      <text:list text:style-name="LFO1" text:continue-numbering="true">
        <text:list-item>
          <text:p text:style-name="P105"><text:span text:style-name="T106">Camacho’s the sub-coordinator ‘cause he can put more time than the rest.</text:span></text:p>
        </text:list-item>
      </text:list>
      <text:p text:style-name="P107"/>
      <text:list text:style-name="LFO1" text:continue-numbering="true">
        <text:list-item>
          <text:p text:style-name="P108"><text:span text:style-name="T109">.</text:span><text:span text:style-name="T110">Budes and Libindo was chosen as a result of their level at the computing subjects.</text:span></text:p>
        </text:list-item>
      </text:list>
      <text:p text:style-name="Párrafodelista"/>
      <text:p text:style-name="Standard"/>
      <text:p text:style-name="Standard"/>
      <text:p text:style-name="P111">The criteria followed for the formation of the group is the camaraderie between its members and their responsibility with the project.</text:p>
      <text:p text:style-name="P112"/>
      <text:p text:style-name="P1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4"/>
      <text:p text:style-name="P115"/>
      <text:p text:style-name="P116"/>
      <text:p text:style-name="P117"/>
      <text:p text:style-name="P118">Company vision and mision:</text:p>
      <text:p text:style-name="P119"/>
      <text:p text:style-name="P120">Mision: Archieve improvements and innovation in the market to which we aspire, provide tools to make the world of work easier within our<text:s/>capacities.</text:p>
      <text:p text:style-name="P121"/>
      <text:p text:style-name="P122">Vision: We seek to be good leaders in our branch, with training for our staff to bring quality Software to the market.</text:p>
      <text:p text:style-name="P123"/>
      <text:p text:style-name="P124"><text:span text:style-name="T125">Objectives, requirements, success criteria and limitations:</text:span></text:p>
      <text:p text:style-name="P126"/>
      <text:p text:style-name="P127"/>
      <text:p text:style-name="P128">Objetive: Our company seeks to grow in the Software work<text:s/>environment, we plan to create software that is not so specific in the future, to cover a broader place in the market and become a competition at the height.</text:p>
      <text:p text:style-name="P129"/>
      <text:p text:style-name="Standard"><text:span text:style-name="T130">Requirements:</text:span><text:span text:style-name="T131"><text:s/>?</text:span></text:p>
      <text:p text:style-name="P132"/>
      <text:p text:style-name="Standard"><text:span text:style-name="T133">success criteria:</text:span><text:s/><text:span text:style-name="T134">The success criterion of our company is to finish our project on</text:span><text:span text:style-name="T135"><text:s/>time.</text:span></text:p>
      <text:p text:style-name="P136"/>
      <text:p text:style-name="Standard"><text:span text:style-name="T137">Limitations:</text:span><text:s/><text:span text:style-name="T138">The limitations that we have is the time to carry out the work and the resources that we hav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language="es" fo:country="UY" style:language-asian="es" style:country-asian="UY" style:language-complex="ar" style:country-complex="SA"/>
    </style:style>
    <style:style style:name="T3" style:parent-style-name="Fuentedepárrafopredeter." style:family="text">
      <style:text-properties fo:color="#000000" fo:font-size="13.5pt" style:font-size-asian="13.5pt" style:font-size-complex="13.5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 1" text:anchor-type="paragraph" svg:x="0in" svg:y="-0.30208in" svg:width="0.77014in" svg:height="0.76528in" style:rel-width="scale" style:rel-height="scale"><draw:image xlink:href="media/image1.png" xlink:type="simple" xlink:show="embed" xlink:actuate="onLoad"/><svg:title/><svg:desc/></draw:frame></text:span>Grupoul</text:p>
      </style:header>
      <style:footer>
        <text:p text:style-name="Piedepágina"><text:span text:style-name="T3">Development and support ISBO 3ro BF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mno</meta:initial-creator>
    <dc:creator>Alumno</dc:creator>
    <meta:creation-date>2023-06-02T15:18:00Z</meta:creation-date>
    <dc:date>2023-06-08T19:58:00Z</dc:date>
    <meta:template xlink:href="Normal" xlink:type="simple"/>
    <meta:editing-cycles>50</meta:editing-cycles>
    <meta:editing-duration>PT6240S</meta:editing-duration>
    <meta:document-statistic meta:page-count="3" meta:paragraph-count="3" meta:word-count="277" meta:character-count="1801" meta:row-count="12" meta:non-whitespace-character-count="1527"/>
  </office:meta>
</office:document-meta>
</file>